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236in" table:align="margins"/>
    </style:style>
    <style:style style:name="Table1.A" style:family="table-column">
      <style:table-column-properties style:column-width="3.7403in" style:rel-column-width="37006*"/>
    </style:style>
    <style:style style:name="Table1.B" style:family="table-column">
      <style:table-column-properties style:column-width="2.8833in" style:rel-column-width="28529*"/>
    </style:style>
    <style:style style:name="Table1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1.B1" style:family="table-cell">
      <style:table-cell-properties fo:padding="0.0382in" fo:border="1.05pt solid #000000"/>
    </style:style>
    <style:style style:name="Table1.2" style:family="table-row">
      <style:table-row-properties style:min-row-height="0.941in"/>
    </style:style>
    <style:style style:name="Table1.A2" style:family="table-cell">
      <style:table-cell-properties fo:padding="0.0382in" fo:border-left="1.05pt solid #000000" fo:border-right="none" fo:border-top="none" fo:border-bottom="1.05pt solid #000000"/>
    </style:style>
    <style:style style:name="Table1.B2" style:family="table-cell">
      <style:table-cell-properties fo:padding="0.0382in" fo:border-left="1.05pt solid #000000" fo:border-right="1.05pt solid #000000" fo:border-top="none" fo:border-bottom="1.05pt solid #000000"/>
    </style:style>
    <style:style style:name="Table3" style:family="table">
      <style:table-properties style:width="6.6236in" table:align="margins"/>
    </style:style>
    <style:style style:name="Table3.A" style:family="table-column">
      <style:table-column-properties style:column-width="3.3118in" style:rel-column-width="32767*"/>
    </style:style>
    <style:style style:name="Table3.B" style:family="table-column">
      <style:table-column-properties style:column-width="3.3118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2" style:family="table">
      <style:table-properties style:width="6.641in" fo:margin-left="0in" table:align="left"/>
    </style:style>
    <style:style style:name="Table2.A" style:family="table-column">
      <style:table-column-properties style:column-width="0.4736in"/>
    </style:style>
    <style:style style:name="Table2.B" style:family="table-column">
      <style:table-column-properties style:column-width="3.5583in"/>
    </style:style>
    <style:style style:name="Table2.C" style:family="table-column">
      <style:table-column-properties style:column-width="1.3715in"/>
    </style:style>
    <style:style style:name="Table2.D" style:family="table-column">
      <style:table-column-properties style:column-width="1.2375in"/>
    </style:style>
    <style:style style:name="Table2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2.C1" style:family="table-cell">
      <style:table-cell-properties fo:padding="0.0382in" fo:border="1.05pt solid #000000"/>
    </style:style>
    <style:style style:name="Table2.2" style:family="table-row">
      <style:table-row-properties style:min-row-height="0.2521in"/>
    </style:style>
    <style:style style:name="Table2.C2" style:family="table-cell">
      <style:table-cell-properties fo:padding="0.0382in" fo:border-left="1.05pt solid #000000" fo:border-right="none" fo:border-top="none" fo:border-bottom="1.05pt solid #000000"/>
    </style:style>
    <style:style style:name="Table2.D2" style:family="table-cell">
      <style:table-cell-properties fo:padding="0.0382in" fo:border-left="1.05pt solid #000000" fo:border-right="1.05pt solid #000000" fo:border-top="none" fo:border-bottom="1.05pt solid #000000"/>
    </style:style>
    <style:style style:name="Table2.A3" style:family="table-cell">
      <style:table-cell-properties fo:padding="0.0382in" fo:border-left="1.05pt solid #000000" fo:border-right="1.05pt solid #000000" fo:border-top="1.05pt solid #000000" fo:border-bottom="none"/>
    </style:style>
    <style:style style:name="Table2.A4" style:family="table-cell">
      <style:table-cell-properties fo:padding="0.0382in" fo:border-left="1.05pt solid #000000" fo:border-right="1.05pt solid #000000" fo:border-top="none" fo:border-bottom="none"/>
    </style:style>
    <style:style style:name="Table2.13" style:family="table-row">
      <style:table-row-properties style:min-row-height="1.0486in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dc2300"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3333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3333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font-size="22pt" style:font-size-asian="22pt" style:font-size-complex="22pt"/>
    </style:style>
  </office:automatic-styles>
  <office:body>
    <office:text>
      <text:tracked-changes text:track-changes="false">
        <text:changed-region xml:id="ct48669984" text:id="ct48669984">
          <text:insertion>
            <office:change-info>
              <dc:creator>Unknown Author</dc:creator>
              <dc:date>2012-09-03T07:45:00</dc:date>
            </office:change-info>
          </text:insertion>
        </text:changed-region>
        <text:changed-region xml:id="ct48674608" text:id="ct48674608">
          <text:insertion>
            <office:change-info>
              <dc:creator>Unknown Author</dc:creator>
              <dc:date>2012-09-03T07:55:00</dc:date>
            </office:change-info>
          </text:insertion>
        </text:changed-region>
        <text:changed-region xml:id="ct48674800" text:id="ct48674800">
          <text:insertion>
            <office:change-info>
              <dc:creator>Unknown Author</dc:creator>
              <dc:date>2012-09-02T22:11:00</dc:date>
            </office:change-info>
          </text:insertion>
        </text:changed-region>
        <text:changed-region xml:id="ct48674992" text:id="ct48674992">
          <text:insertion>
            <office:change-info>
              <dc:creator>Unknown Author</dc:creator>
              <dc:date>2012-09-02T22:11:00</dc:date>
            </office:change-info>
          </text:insertion>
        </text:changed-region>
        <text:changed-region xml:id="ct48880112" text:id="ct4888011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0384" text:id="ct4888038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0576" text:id="ct4888057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0768" text:id="ct48880768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81456" text:id="ct4888145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1968" text:id="ct4888196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2160" text:id="ct4888216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2528" text:id="ct48882528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82992" text:id="ct4888299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3360" text:id="ct4888336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3552" text:id="ct4888355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3744" text:id="ct48883744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84208" text:id="ct48884208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4848" text:id="ct488848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5040" text:id="ct4888504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5232" text:id="ct48885232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85632" text:id="ct4888563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6144" text:id="ct4888614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6464" text:id="ct4888646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6784" text:id="ct48886784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87456" text:id="ct4888745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7872" text:id="ct4888787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8064" text:id="ct4888806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8960" text:id="ct4888896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89248" text:id="ct48889248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89440" text:id="ct4888944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89632" text:id="ct4888963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0112" text:id="ct48890112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90512" text:id="ct4889051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48890704" text:id="ct4889070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0896" text:id="ct4889089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2480" text:id="ct4889248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92032" text:id="ct4889203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2784" text:id="ct4889278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2976" text:id="ct4889297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3920" text:id="ct4889392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8894848" text:id="ct488948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5040" text:id="ct4889504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48894160" text:id="ct4889416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47870496" text:id="ct47870496">
          <text:insertion>
            <office:change-info>
              <dc:creator>Unknown Author</dc:creator>
              <dc:date>2012-09-15T17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line-break/><text:span text:style-name="T5">Fine Contacts</text:span></text:p>
          </table:table-cell>
          <table:table-cell table:style-name="Table1.B1" office:value-type="string">
            <text:p text:style-name="P6"><text:span text:style-name="T1">Delivery Challan</text:span><text:line-break/>G-019, <text:line-break/>Asha Industrial Estate , Veer Savarkar Marg, Virar(E)</text:p>
          </table:table-cell>
        </table:table-row>
        <table:table-row table:style-name="Table1.2">
          <table:table-cell table:style-name="Table1.A2" office:value-type="string">
            <text:p text:style-name="P5">M/s: <text:s text:c="3"/><text:change-start text:change-id="ct48669984"/>custname<text:change-end text:change-id="ct48669984"/></text:p>
            <text:p text:style-name="P5"><text:change-start text:change-id="ct48674608"/>custadd<text:change-end text:change-id="ct48674608"/></text:p>
          </table:table-cell>
          <table:table-cell table:style-name="Table1.B2" office:value-type="string">
            <text:p text:style-name="P7">No: <text:s/><text:change-start text:change-id="ct48674800"/>billno<text:change-end text:change-id="ct48674800"/></text:p>
            <text:p text:style-name="P9"/>
            <text:p text:style-name="P7">Date: <text:s/><text:change-start text:change-id="ct48674992"/>date<text:change-end text:change-id="ct48674992"/></text:p>
            <text:p text:style-name="P11"/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3">Order No.</text:span>____________________ <text:s/><text:tab/></text:p>
          </table:table-cell>
          <table:table-cell table:style-name="Table3.B1" office:value-type="string">
            <text:p text:style-name="Table_20_Contents"><text:span text:style-name="T3">Date of Order :</text:span>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7">Sr, No</text:p>
          </table:table-cell>
          <table:table-cell table:style-name="Table2.A1" table:number-rows-spanned="2" office:value-type="string">
            <text:p text:style-name="P8">PARTICULARS</text:p>
          </table:table-cell>
          <table:table-cell table:style-name="Table2.C1" table:number-columns-spanned="2" office:value-type="string">
            <text:p text:style-name="P8">Quantity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8">Nos.</text:p>
          </table:table-cell>
          <table:table-cell table:style-name="Table2.D2" office:value-type="string">
            <text:p text:style-name="P8">Weight</text:p>
          </table:table-cell>
        </table:table-row>
        <table:table-row>
          <table:table-cell table:style-name="Table2.A3" office:value-type="string">
            <text:p text:style-name="Table_20_Contents"><text:change-start text:change-id="ct48880112"/>sr1<text:change-end text:change-id="ct48880112"/></text:p>
          </table:table-cell>
          <table:table-cell table:style-name="Table2.A3" office:value-type="string">
            <text:p text:style-name="Table_20_Contents"><text:change-start text:change-id="ct48880384"/>par1<text:change-end text:change-id="ct48880384"/></text:p>
          </table:table-cell>
          <table:table-cell table:style-name="Table2.A3" office:value-type="string">
            <text:p text:style-name="P6"><text:change-start text:change-id="ct48880576"/>no1<text:change-end text:change-id="ct48880576"/></text:p>
          </table:table-cell>
          <table:table-cell table:style-name="Table2.A3" office:value-type="string">
            <text:p text:style-name="P6"><text:change-start text:change-id="ct48880768"/>w1<text:change-end text:change-id="ct48880768"/></text:p>
          </table:table-cell>
        </table:table-row>
        <table:table-row>
          <table:table-cell table:style-name="Table2.A4" office:value-type="string">
            <text:p text:style-name="Table_20_Contents"><text:change-start text:change-id="ct48881456"/>sr2<text:change-end text:change-id="ct48881456"/></text:p>
          </table:table-cell>
          <table:table-cell table:style-name="Table2.A4" office:value-type="string">
            <text:p text:style-name="Table_20_Contents"><text:change-start text:change-id="ct48881968"/>par2<text:change-end text:change-id="ct48881968"/></text:p>
          </table:table-cell>
          <table:table-cell table:style-name="Table2.A4" office:value-type="string">
            <text:p text:style-name="P6"><text:change-start text:change-id="ct48882160"/>no2<text:change-end text:change-id="ct48882160"/></text:p>
          </table:table-cell>
          <table:table-cell table:style-name="Table2.A4" office:value-type="string">
            <text:p text:style-name="P6"><text:change-start text:change-id="ct48882528"/>w2<text:change-end text:change-id="ct48882528"/></text:p>
          </table:table-cell>
        </table:table-row>
        <table:table-row>
          <table:table-cell table:style-name="Table2.A4" office:value-type="string">
            <text:p text:style-name="Table_20_Contents"><text:change-start text:change-id="ct48882992"/>sr3<text:change-end text:change-id="ct48882992"/></text:p>
          </table:table-cell>
          <table:table-cell table:style-name="Table2.A4" office:value-type="string">
            <text:p text:style-name="Table_20_Contents"><text:change-start text:change-id="ct48883360"/>par3<text:change-end text:change-id="ct48883360"/></text:p>
          </table:table-cell>
          <table:table-cell table:style-name="Table2.A4" office:value-type="string">
            <text:p text:style-name="P6"><text:change-start text:change-id="ct48883552"/>no3<text:change-end text:change-id="ct48883552"/></text:p>
          </table:table-cell>
          <table:table-cell table:style-name="Table2.A4" office:value-type="string">
            <text:p text:style-name="P6"><text:change-start text:change-id="ct48883744"/>w3<text:change-end text:change-id="ct48883744"/></text:p>
          </table:table-cell>
        </table:table-row>
        <table:table-row>
          <table:table-cell table:style-name="Table2.A4" office:value-type="string">
            <text:p text:style-name="Table_20_Contents"><text:change-start text:change-id="ct48884208"/>sr4<text:change-end text:change-id="ct48884208"/></text:p>
          </table:table-cell>
          <table:table-cell table:style-name="Table2.A4" office:value-type="string">
            <text:p text:style-name="Table_20_Contents"><text:change-start text:change-id="ct48884848"/>par4<text:change-end text:change-id="ct48884848"/></text:p>
          </table:table-cell>
          <table:table-cell table:style-name="Table2.A4" office:value-type="string">
            <text:p text:style-name="P6"><text:change-start text:change-id="ct48885040"/>no4<text:change-end text:change-id="ct48885040"/></text:p>
          </table:table-cell>
          <table:table-cell table:style-name="Table2.A4" office:value-type="string">
            <text:p text:style-name="P6"><text:change-start text:change-id="ct48885232"/>w4<text:change-end text:change-id="ct48885232"/></text:p>
          </table:table-cell>
        </table:table-row>
        <table:table-row>
          <table:table-cell table:style-name="Table2.A4" office:value-type="string">
            <text:p text:style-name="Table_20_Contents"><text:change-start text:change-id="ct48885632"/>sr5<text:change-end text:change-id="ct48885632"/></text:p>
          </table:table-cell>
          <table:table-cell table:style-name="Table2.A4" office:value-type="string">
            <text:p text:style-name="Table_20_Contents"><text:change-start text:change-id="ct48886144"/>par5<text:change-end text:change-id="ct48886144"/></text:p>
          </table:table-cell>
          <table:table-cell table:style-name="Table2.A4" office:value-type="string">
            <text:p text:style-name="P6"><text:change-start text:change-id="ct48886464"/>no5<text:change-end text:change-id="ct48886464"/></text:p>
          </table:table-cell>
          <table:table-cell table:style-name="Table2.A4" office:value-type="string">
            <text:p text:style-name="P6"><text:change-start text:change-id="ct48886784"/>w5<text:change-end text:change-id="ct48886784"/></text:p>
          </table:table-cell>
        </table:table-row>
        <table:table-row>
          <table:table-cell table:style-name="Table2.A4" office:value-type="string">
            <text:p text:style-name="Table_20_Contents"><text:change-start text:change-id="ct48887456"/>sr6<text:change-end text:change-id="ct48887456"/></text:p>
          </table:table-cell>
          <table:table-cell table:style-name="Table2.A4" office:value-type="string">
            <text:p text:style-name="Table_20_Contents"><text:change-start text:change-id="ct48887872"/>par6<text:change-end text:change-id="ct48887872"/></text:p>
          </table:table-cell>
          <table:table-cell table:style-name="Table2.A4" office:value-type="string">
            <text:p text:style-name="P6"><text:change-start text:change-id="ct48888064"/>no6<text:change-end text:change-id="ct48888064"/></text:p>
          </table:table-cell>
          <table:table-cell table:style-name="Table2.A4" office:value-type="string">
            <text:p text:style-name="P6"><text:change-start text:change-id="ct48888960"/>w6<text:change-end text:change-id="ct48888960"/></text:p>
          </table:table-cell>
        </table:table-row>
        <table:table-row>
          <table:table-cell table:style-name="Table2.A4" office:value-type="string">
            <text:p text:style-name="Table_20_Contents"><text:change-start text:change-id="ct48889248"/>sr7<text:change-end text:change-id="ct48889248"/></text:p>
          </table:table-cell>
          <table:table-cell table:style-name="Table2.A4" office:value-type="string">
            <text:p text:style-name="Table_20_Contents"><text:change-start text:change-id="ct48889440"/>par7<text:change-end text:change-id="ct48889440"/></text:p>
          </table:table-cell>
          <table:table-cell table:style-name="Table2.A4" office:value-type="string">
            <text:p text:style-name="P6"><text:change-start text:change-id="ct48889632"/>no7<text:change-end text:change-id="ct48889632"/></text:p>
          </table:table-cell>
          <table:table-cell table:style-name="Table2.A4" office:value-type="string">
            <text:p text:style-name="P6"><text:change-start text:change-id="ct48890112"/>w7<text:change-end text:change-id="ct48890112"/></text:p>
          </table:table-cell>
        </table:table-row>
        <table:table-row>
          <table:table-cell table:style-name="Table2.A4" office:value-type="string">
            <text:p text:style-name="Table_20_Contents"><text:change-start text:change-id="ct48890512"/>sr8<text:change-end text:change-id="ct48890512"/></text:p>
          </table:table-cell>
          <table:table-cell table:style-name="Table2.A4" office:value-type="string">
            <text:p text:style-name="Table_20_Contents"><text:change-start text:change-id="ct48890704"/>par8<text:change-end text:change-id="ct48890704"/></text:p>
          </table:table-cell>
          <table:table-cell table:style-name="Table2.A4" office:value-type="string">
            <text:p text:style-name="P6"><text:change-start text:change-id="ct48890896"/>no8<text:change-end text:change-id="ct48890896"/></text:p>
          </table:table-cell>
          <table:table-cell table:style-name="Table2.A4" office:value-type="string">
            <text:p text:style-name="P6"><text:change-start text:change-id="ct48892480"/>w8<text:change-end text:change-id="ct48892480"/></text:p>
          </table:table-cell>
        </table:table-row>
        <table:table-row>
          <table:table-cell table:style-name="Table2.A4" office:value-type="string">
            <text:p text:style-name="Table_20_Contents"><text:change-start text:change-id="ct48892032"/>sr9<text:change-end text:change-id="ct48892032"/></text:p>
          </table:table-cell>
          <table:table-cell table:style-name="Table2.A4" office:value-type="string">
            <text:p text:style-name="Table_20_Contents"><text:change-start text:change-id="ct48892784"/>par9<text:change-end text:change-id="ct48892784"/></text:p>
          </table:table-cell>
          <table:table-cell table:style-name="Table2.A4" office:value-type="string">
            <text:p text:style-name="P6"><text:change-start text:change-id="ct48892976"/>no9<text:change-end text:change-id="ct48892976"/></text:p>
          </table:table-cell>
          <table:table-cell table:style-name="Table2.A4" office:value-type="string">
            <text:p text:style-name="P6"><text:change-start text:change-id="ct48893920"/>w9<text:change-end text:change-id="ct48893920"/></text:p>
          </table:table-cell>
        </table:table-row>
        <table:table-row>
          <table:table-cell table:style-name="Table2.A4" office:value-type="string">
            <text:p text:style-name="Table_20_Contents"><text:change-start text:change-id="ct48894848"/>sr10<text:change-end text:change-id="ct48894848"/></text:p>
          </table:table-cell>
          <table:table-cell table:style-name="Table2.A4" office:value-type="string">
            <text:p text:style-name="Table_20_Contents"><text:change-start text:change-id="ct48895040"/>par10<text:change-end text:change-id="ct48895040"/></text:p>
          </table:table-cell>
          <table:table-cell table:style-name="Table2.A4" office:value-type="string">
            <text:p text:style-name="P6"><text:change-start text:change-id="ct48894160"/>no10<text:change-end text:change-id="ct48894160"/></text:p>
          </table:table-cell>
          <table:table-cell table:style-name="Table2.A4" office:value-type="string">
            <text:p text:style-name="P6"><text:change-start text:change-id="ct47870496"/>w10<text:change-end text:change-id="ct47870496"/></text:p>
          </table:table-cell>
        </table:table-row>
        <table:table-row table:style-name="Table2.13"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1"><text:span text:style-name="T2">Note: <text:s/></text:span>1. Goods once supplied against order will not be taken back unless we agree in writing.</text:p>
      <text:p text:style-name="P1"><text:tab/>2.Shortage or rejection if any should be informed in writing within 48 hours</text:p>
      <text:p text:style-name="P4"><text:tab/>3.The duplicate copy of delivery challans should be returned with authorised signature.</text:p>
      <text:p text:style-name="P2"/>
      <text:p text:style-name="P2"><text:span text:style-name="T4">For Fine Contacts<text:tab/><text:tab/> </text:span><text:tab/> <text:s text:c="8"/></text:p>
      <text:p text:style-name="P2"><text:s text:c="2"/></text:p>
      <text:p text:style-name="P3"><text:tab/><text:tab/><text:tab/><text:tab/><text:tab/><text:tab/><text:tab/><text:tab/><text:tab/><text:tab/> Receiver's Signature<text:line-break/>(With Rubber Stam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order="0.06pt double #000000" style:border-line-width="0.0008in 0.0138in 0.0008in" fo:padding="0.0193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21:45</meta:creation-date>
    <dc:date>2012-09-29T13:58:53</dc:date>
    <meta:editing-duration>PT59M51S</meta:editing-duration>
    <meta:editing-cycles>60</meta:editing-cycles>
    <meta:generator>LibreOffice/3.5$Linux_X86_64 LibreOffice_project/350m1$Build-2</meta:generator>
    <meta:print-date>2012-09-01T15:52:20</meta:print-date>
    <meta:document-statistic meta:table-count="3" meta:image-count="0" meta:object-count="0" meta:page-count="1" meta:paragraph-count="59" meta:word-count="122" meta:character-count="686" meta:non-whitespace-character-count="582"/>
  </office:meta>
</office:document-meta>
</file>